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0.104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0000ff" draw:fill="none" draw:fill-color="#0000ff" fo:min-height="2.845cm"/>
    </style:style>
    <style:style style:name="gr7" style:family="graphic" style:parent-style-name="standard">
      <style:graphic-properties draw:stroke="none" svg:stroke-color="#0000ff" draw:fill="none" draw:fill-color="#0000ff" fo:min-height="1.375cm"/>
    </style:style>
    <style:style style:name="gr8" style:family="graphic" style:parent-style-name="standard">
      <style:graphic-properties draw:stroke="none" svg:stroke-color="#0000ff" draw:fill="none" draw:fill-color="#0000ff" fo:min-height="1.423cm"/>
    </style:style>
    <style:style style:name="gr9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0000ff"/>
      <style:text-properties fo:color="#0000ff" fo:font-size="18pt" style:font-size-asian="18pt" style:font-size-complex="18pt"/>
    </style:style>
    <style:style style:name="P6" style:family="paragraph">
      <loext:graphic-properties draw:fill="none" draw:fill-color="#0000ff"/>
      <style:text-properties fo:color="#000000" fo:font-size="18pt" style:font-size-asian="18pt" style:font-size-complex="18pt"/>
    </style:style>
    <style:style style:name="P7" style:family="paragraph">
      <style:paragraph-properties fo:text-align="end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1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8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375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5cm" svg:y1="10.625cm" svg:x2="8.625cm" svg:y2="7.875cm">
          <text:p/>
        </draw:line>
        <draw:line draw:style-name="gr2" draw:text-style-name="P2" draw:layer="layout" svg:x1="8.625cm" svg:y1="7.875cm" svg:x2="9.375cm" svg:y2="5.25cm">
          <text:p/>
        </draw:line>
        <draw:line draw:style-name="gr2" draw:text-style-name="P2" draw:layer="layout" svg:x1="6.75cm" svg:y1="3.25cm" svg:x2="9.375cm" svg:y2="5.25cm">
          <text:p/>
        </draw:line>
        <draw:custom-shape draw:style-name="gr3" draw:text-style-name="P3" draw:layer="layout" svg:width="0.5cm" svg:height="0.5cm" svg:x="12.75cm" svg:y="4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1.25cm" svg:y="10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9.014cm" svg:y="1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375cm" svg:y1="5.25cm" svg:x2="13cm" svg:y2="4.625cm">
          <text:p/>
        </draw:line>
        <draw:frame draw:style-name="gr6" draw:text-style-name="P5" draw:layer="layout" svg:width="6.473cm" svg:height="3.095cm" svg:x="13.527cm" svg:y="4.09cm">
          <draw:text-box>
            <text:p><text:span text:style-name="T1">T2 (case 1)</text:span></text:p>
          </draw:text-box>
        </draw:frame>
        <draw:frame draw:style-name="gr7" draw:text-style-name="P5" draw:layer="layout" svg:width="1.348cm" svg:height="1.625cm" svg:x="7.777cm" svg:y="1.125cm">
          <draw:text-box>
            <text:p><text:span text:style-name="T1">T3</text:span></text:p>
          </draw:text-box>
        </draw:frame>
        <draw:frame draw:style-name="gr8" draw:text-style-name="P5" draw:layer="layout" svg:width="6.348cm" svg:height="1.673cm" svg:x="11.902cm" svg:y="10.125cm">
          <draw:text-box>
            <text:p><text:span text:style-name="T1">T1 (case 2)</text:span></text:p>
          </draw:text-box>
        </draw:frame>
        <draw:frame draw:style-name="gr8" draw:text-style-name="P6" draw:layer="layout" svg:width="1.348cm" svg:height="1.673cm" svg:x="10.5cm" svg:y="4.077cm">
          <draw:text-box>
            <text:p><text:span text:style-name="T2">e</text:span></text:p>
          </draw:text-box>
        </draw:frame>
        <draw:frame draw:style-name="gr7" draw:text-style-name="P5" draw:layer="layout" svg:width="1.348cm" svg:height="1.625cm" svg:x="5cm" svg:y="2.75cm">
          <draw:text-box>
            <text:p text:style-name="P7"><text:span text:style-name="T3">R4</text:span></text:p>
          </draw:text-box>
        </draw:frame>
        <draw:frame draw:style-name="gr7" draw:text-style-name="P5" draw:layer="layout" svg:width="1.348cm" svg:height="1.625cm" svg:x="7.527cm" svg:y="4.875cm">
          <draw:text-box>
            <text:p text:style-name="P7"><text:span text:style-name="T3">R3</text:span></text:p>
          </draw:text-box>
        </draw:frame>
        <draw:frame draw:style-name="gr7" draw:text-style-name="P5" draw:layer="layout" svg:width="1.348cm" svg:height="1.625cm" svg:x="6.902cm" svg:y="7.375cm">
          <draw:text-box>
            <text:p text:style-name="P7"><text:span text:style-name="T3">R2</text:span></text:p>
          </draw:text-box>
        </draw:frame>
        <draw:frame draw:style-name="gr7" draw:text-style-name="P5" draw:layer="layout" svg:width="1.348cm" svg:height="1.625cm" svg:x="5.527cm" svg:y="10.25cm">
          <draw:text-box>
            <text:p text:style-name="P7"><text:span text:style-name="T3">R1</text:span></text:p>
          </draw:text-box>
        </draw:frame>
        <draw:line draw:style-name="gr5" draw:text-style-name="P2" draw:layer="layout" svg:x1="8.125cm" svg:y1="9cm" svg:x2="11.25cm" svg:y2="10.5cm">
          <text:p/>
        </draw:line>
        <draw:frame draw:style-name="gr8" draw:text-style-name="P6" draw:layer="layout" svg:width="1.348cm" svg:height="1.673cm" svg:x="9.25cm" svg:y="8.875cm">
          <draw:text-box>
            <text:p><text:span text:style-name="T2">e</text:span></text:p>
          </draw:text-box>
        </draw:frame>
        <draw:line draw:style-name="gr9" draw:text-style-name="P2" draw:layer="layout" svg:x1="9.375cm" svg:y1="5.25cm" svg:x2="10.625cm" svg:y2="1.125cm">
          <text:p/>
        </draw:line>
        <draw:line draw:style-name="gr5" draw:text-style-name="P2" draw:layer="layout" svg:x1="9.25cm" svg:y1="1.625cm" svg:x2="10.37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1:51:46.972137523</meta:creation-date>
    <dc:date>2019-12-14T13:01:24.914630278</dc:date>
    <meta:editing-duration>PT18M29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